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language-asian="zh" style:country-asian="CN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  <style:text-properties style:language-asian="zh" style:country-asian="CN"/>
    </style:style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86131472371285013" text:style-name="L1">
        <text:list-item>
          <text:p text:style-name="P3"><text:span text:style-name="Strong_20_Emphasis"><text:span text:style-name="T1">注意事项（不要删除，没有留空）</text:span></text:span></text:p>
          <text:list>
            <text:list-item>
              <text:p text:style-name="P3"><text:span text:style-name="Strong_20_Emphasis"><text:span text:style-name="T1">xxx</text:span></text:span></text:p>
            </text:list-item>
            <text:list-item>
              <text:p text:style-name="P3"><text:span text:style-name="Strong_20_Emphasis"><text:span text:style-name="T1">xxx</text:span></text:span></text:p>
            </text:list-item>
          </text:list>
        </text:list-item>
        <text:list-item>
          <text:p text:style-name="P3"> 上线操作流程</text:p>
          <text:list>
            <text:list-item>
              <text:p text:style-name="P3">xxx</text:p>
            </text:list-item>
            <text:list-item>
              <text:p text:style-name="P3">xxx</text:p>
            </text:list-item>
          </text:list>
        </text:list-item>
        <text:list-item>
          <text:p text:style-name="P3">配置相关宏增加修改</text:p>
          <text:list>
            <text:list-item>
              <text:p text:style-name="P3">配置文件1</text:p>
              <text:p text:style-name="P4">配置项</text:p>
            </text:list-item>
            <text:list-item>
              <text:p text:style-name="P3">配置文件2</text:p>
              <text:p text:style-name="P4">配置项</text:p>
            </text:list-item>
          </text:list>
        </text:list-item>
        <text:list-item>
          <text:p text:style-name="P3">数据库</text:p>
          <text:list>
            <text:list-item>
              <text:p text:style-name="P3">新增表</text:p>
              <text:p text:style-name="P4">create</text:p>
            </text:list-item>
            <text:list-item>
              <text:p text:style-name="P3">修改表结构</text:p>
              <text:p text:style-name="P4">alter</text:p>
            </text:list-item>
            <text:list-item>
              <text:p text:style-name="P3">更新数据</text:p>
              <text:p text:style-name="P4">update</text:p>
            </text:list-item>
          </text:list>
        </text:list-item>
        <text:list-item>
          <text:p text:style-name="P1">脚本相关增加修改</text:p>
          <text:list>
            <text:list-item>
              <text:p text:style-name="P2">脚本1</text:p>
              <text:p text:style-name="P2">内容</text:p>
            </text:list-item>
            <text:list-item>
              <text:p text:style-name="P2">脚本2</text:p>
              <text:p text:style-name="P2">内容</text:p>
              <text:p text:style-name="P2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2T10:52:09.67</meta:creation-date>
    <meta:document-statistic meta:table-count="0" meta:image-count="0" meta:object-count="0" meta:page-count="1" meta:paragraph-count="23" meta:word-count="102" meta:character-count="141"/>
    <dc:date>2021-10-12T10:56:41.10</dc:date>
    <meta:editing-duration>PT4M32S</meta:editing-duration>
    <meta:editing-cycles>1</meta:editing-cycles>
    <meta:generator>OpenOffice/4.1.10$Win32 OpenOffice.org_project/4110m2$Build-9807</meta:generator>
  </office:meta>
</office:document-meta>
</file>